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officeooo:rsid="001b611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b611e" style:font-size-asian="11pt" style:font-size-complex="11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>
        <text:p text:style-name="Text_20_body"><text:span text:style-name="Strong_20_Emphasis"><text:span text:style-name="T2">1. O que é uma rede de computadores?</text:span></text:span><text:span text:style-name="T2"><text:line-break/>(A) Um sistema operacional usado para gerenciar arquivos<text:line-break/>(B) Um conjunto de dispositivos conectados que compartilham recursos e informações<text:line-break/>(C) Um programa que permite acessar a internet<text:line-break/>(D) Um software de segurança para proteger computadores contra vírus</text:span></text:p>
        <text:p text:style-name="Text_20_body"><text:span text:style-name="Strong_20_Emphasis"><text:span text:style-name="T2">2. Qual das opções abaixo melhor descreve uma rede LAN?</text:span></text:span><text:span text:style-name="T2"><text:line-break/>(A) Uma rede que conecta dispositivos dentro de uma mesma residência, escritório ou prédio<text:line-break/>(B) Uma rede que interconecta países e continentes<text:line-break/>(C) Um protocolo de segurança usado para comunicação entre redes<text:line-break/>(D) Um tipo de cabo de rede usado para conexões de longa distância</text:span></text:p>
        <text:p text:style-name="Text_20_body"><text:span text:style-name="Strong_20_Emphasis"><text:span text:style-name="T2">3. Qual das alternativas NÃO representa uma vantagem do uso de redes de computadores?</text:span></text:span><text:span text:style-name="T2"><text:line-break/>(A) Compartilhamento de arquivos e dispositivos<text:line-break/>(B) Maior dependência de uma conexão estável<text:line-break/>(C) Comunicação rápida entre usuários<text:line-break/>(D) Acesso remoto a informações e serviços</text:span></text:p>
        <text:p text:style-name="Text_20_body"><text:span text:style-name="Strong_20_Emphasis"><text:span text:style-name="T2">4. O que são protocolos de rede?</text:span></text:span><text:span text:style-name="T2"><text:line-break/>(A) Conjuntos de regras que definem como dispositivos se comunicam em uma rede<text:line-break/>(B) Dispositivos físicos que permitem a conexão entre redes diferentes<text:line-break/>(C) Senhas de segurança utilizadas para criptografar mensagens<text:line-break/>(D) Um modelo de segurança para restringir acessos indevidos</text:span></text:p>
        <text:p text:style-name="Text_20_body"><text:span text:style-name="Strong_20_Emphasis"><text:span text:style-name="T2">5. O que acontece quando um pacote de dados é enviado pela rede?</text:span></text:span><text:span text:style-name="T2"><text:line-break/>(A) Ele sempre chega ao destino sem alterações<text:line-break/>(B) Ele pode ser dividido em partes menores, chamadas de segmentos ou pacotes<text:line-break/>(C) Ele é criptografado e não pode ser lido por ninguém<text:line-break/>(D) Ele precisa ser armazenado antes de ser transmitido</text:span></text:p>
        <text:p text:style-name="Text_20_body"><text:span text:style-name="Strong_20_Emphasis"><text:span text:style-name="T2">6. Qual dos seguintes é um protocolo amplamente utilizado para comunicação na internet?</text:span></text:span><text:span text:style-name="T2"><text:line-break/>(A) HTTP<text:line-break/>(B) </text:span><text:span text:style-name="T3">GPU</text:span><text:span text:style-name="T2"><text:line-break/>(C) USB<text:line-break/>(D) HDMI</text:span></text:p>
        <text:p text:style-name="Text_20_body"><text:span text:style-name="Strong_20_Emphasis"><text:span text:style-name="T2">7. Quantas camadas compõem o modelo OSI?</text:span></text:span><text:span text:style-name="T2"><text:line-break/>(A) 4<text:line-break/>(B) 5<text:line-break/>(C) 6<text:line-break/>(D) 7</text:span></text:p>
        <text:p text:style-name="Text_20_body"><text:span text:style-name="Strong_20_Emphasis"><text:span text:style-name="T2">8. Qual é a camada responsável pelo roteamento dos pacotes no modelo TCP/IP?</text:span></text:span><text:span text:style-name="T2"><text:line-break/>(A) Aplicação<text:line-break/>(B) Transporte<text:line-break/>(C) Internet<text:line-break/>(D) Enlace</text:span></text:p>
        <text:p text:style-name="Text_20_body"><text:span text:style-name="Strong_20_Emphasis"><text:span text:style-name="T2">9. Qual destas opções representa um endereço IPv4 válido?</text:span></text:span><text:span text:style-name="T2"><text:line-break/>(A) 192.168.1.1<text:line-break/>(B) 300.200.50.25<text:line-break/>(C) AB:CD:EF:12:34:56<text:line-break/>(D) 10.0.0.999</text:span></text:p>
        <text:p text:style-name="Text_20_body"><text:span text:style-name="Strong_20_Emphasis"><text:span text:style-name="T2">10. O que diferencia o IPv6 do IPv4?</text:span></text:span><text:span text:style-name="T2"><text:line-break/>(A) O IPv6 é mais lento que o IPv4<text:line-break/>(B) O IPv6 permite um número muito maior de endereços IP<text:line-break/>(C) O IPv6 não permite conexões à internet<text:line-break/>(D) O IPv6 usa endereços numéricos de 16 bits</text:span></text:p>
        <text:p text:style-name="Text_20_body"><text:span text:style-name="Strong_20_Emphasis"><text:span text:style-name="T2">11. Qual a principal diferença entre os protocolos TCP e UDP?</text:span></text:span><text:span text:style-name="T2"><text:line-break/>(A) TCP é mais rápido que UDP<text:line-break/>(B) UDP garante a entrega dos pacotes, enquanto TCP não<text:line-break/>(C) TCP é orientado à conexão, enquanto UDP não<text:line-break/>(D) UDP é usado para navegação na web, enquanto TCP é usado para streaming</text:span></text:p>
        <text:p text:style-name="Text_20_body"><text:span text:style-name="Strong_20_Emphasis"><text:span text:style-name="T2">12. Qual a função do protocolo DNS?</text:span></text:span><text:span text:style-name="T2"><text:line-break/>(A) Definir regras para envio de e-mails<text:line-break/>(B) Converter nomes de domínio em endereços IP<text:line-break/>(C) Criar conexões seguras para transmissão de dados<text:line-break/>(D) Monitorar o tráfego de rede</text:span></text:p>
        <text:p text:style-name="Text_20_body"><text:span text:style-name="Strong_20_Emphasis"><text:span text:style-name="T2">13. Em qual arquivo do Linux pode-se configurar endereços IP manualmente?</text:span></text:span><text:span text:style-name="T2"><text:line-break/>(A) /etc/ipconfig<text:line-break/>(B) /etc/network/interfaces<text:line-break/>(C) /etc/dns/resolve.conf<text:line-break/>(D) /etc/system/network</text:span></text:p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ícius Alves Hax</meta:initial-creator>
    <meta:creation-date>2025-03-21T17:17:58.693523212</meta:creation-date>
    <dc:date>2025-03-21T17:28:26.513912061</dc:date>
    <dc:creator>Vinícius Alves Hax</dc:creator>
    <meta:editing-duration>PT17S</meta:editing-duration>
    <meta:editing-cycles>1</meta:editing-cycles>
    <meta:document-statistic meta:table-count="0" meta:image-count="0" meta:object-count="0" meta:page-count="1" meta:paragraph-count="13" meta:word-count="465" meta:character-count="2793" meta:non-whitespace-character-count="2341"/>
    <meta:generator>LibreOffice/7.3.7.2$Linux_X86_64 LibreOffice_project/30$Build-2</meta:generator>
  </office:meta>
</office:document-meta>
</file>